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3345639143544462452"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8860150211263167463"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8605972677017075038"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3249375692692837293"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715366437943914456"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494875039374333787"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7005799941198103869"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6300317131814286590"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0732512" text:continue-list="list7005799941198103869"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72665997263311272"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52816"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27976"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0754181"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0755730"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54096"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6767760556776239343"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4487694450417133146"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41216835440322191"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56800"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42230368341375117"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798755133311468574"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044157751166902808" text:style-name="L15">
        <text:list-item>
          <text:list>
            <text:list-header>
              <text:p text:style-name="P169">1.5 miles averaging about 9:40/mile and rest 1 min</text:p>
            </text:list-header>
          </text:list>
        </text:list-item>
      </text:list>
      <text:p text:style-name="P23">1 mile in 8:26 and rest 2 min</text:p>
      <text:list xml:id="list689692528075405561"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853010431550220881"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55782"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2795419180807331457"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600664507098091399"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1960156923184530699"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0757606" text:continue-list="list6600664507098091399" text:style-name="L19">
        <text:list-item>
          <text:list>
            <text:list-header>
              <text:p text:style-name="P173">(Pace*HR)=1240</text:p>
            </text:list-header>
          </text:list>
        </text:list-item>
      </text:list>
      <text:list xml:id="list40756675" text:continue-list="list2795419180807331457" text:style-name="L18">
        <text:list-item>
          <text:list>
            <text:list-header>
              <text:p text:style-name="P172">2 miles at 10:46/mile Ave HR= 121 bpm and rest a few minutes</text:p>
            </text:list-header>
          </text:list>
        </text:list-item>
      </text:list>
      <text:list xml:id="list40737010" text:continue-list="list40757606"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0742467"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2308471888604915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8109565528101548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830949038094129846"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3623193431314366580"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26387942641388990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60402894833391427"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0741567"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56669"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504700080259652780"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10"><text:span text:style-name="T2">I started at level 15 and worked up to level 17.</text:span></text:p>
      <text:p text:style-name="P10"/>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88718673576366835"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8T20:49:58.31</dc:date>
    <dc:creator>James Lombardi</dc:creator>
    <meta:editing-duration>P18DT18H37M9S</meta:editing-duration>
    <meta:editing-cycles>1434</meta:editing-cycles>
    <meta:generator>OpenOffice/4.1.2$Win32 OpenOffice.org_project/412m3$Build-9782</meta:generator>
    <meta:document-statistic meta:table-count="0" meta:image-count="9" meta:object-count="0" meta:page-count="152" meta:paragraph-count="4321" meta:word-count="47250" meta:character-count="242851"/>
  </office:meta>
</office:document-meta>
</file>